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11">do text</text:span></text:p><text:p text:style-name="P5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Irrecevabilité d'un Permis d'environnement classe 2</text:span></text:span></text:p>
      <text:p text:style-name="UrbanBody"/>
      <text:p text:style-name="UrbanBody"><text:span text:style-name="T2"><office:annotation><dc:creator>sde </dc:creator><dc:date>2011-07-27T10:02:17</dc:date><text:p text:style-name="P4"><text:span text:style-name="T7">do text</text:span></text:p><text:p text:style-name="P4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4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4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P3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 n’ont pas été introduit dans les délais prescrits à savoir 6 mois à dater de l’envoie de la demande de courrier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2-17T11:18:12</dc:date>
    <dc:creator>Simon Delcourt</dc:creator>
    <meta:editing-duration>PT7H53M59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1" meta:paragraph-count="15" meta:word-count="140" meta:character-count="1115" meta:non-whitespace-character-count="993"/>
  </office:meta>
</office:document-meta>
</file>